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H. Wittenberg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6, 1895</text:p>
      <text:p text:style-name="P5">Month<text:tab/><text:tab/><text:tab/><text:tab/><text:tab/><text:tab/>August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D. H. Wittenberg./</text:p>
      <text:p text:style-name="P2"><text:tab/>29 Norfolk St./</text:p>
      <text:p text:style-name="P2"><text:tab/><text:tab/>N. Y. C./</text:p>
      <text:p text:style-name="P3">Rev. Dr. S. Morais/</text:p>
      <text:p text:style-name="P3">546 N. 5th St./</text:p>
      <text:p text:style-name="P3">Philadelphia/</text:p>
      <text:p text:style-name="P3">Pa./</text:p>
      <text:p text:style-name="P3"/>
      <text:p text:style-name="P2">[Page 1]</text:p>
      <text:p text:style-name="P3">22 Norfolk St./</text:p>
      <text:p text:style-name="P3">New York Aug 6<text:span text:style-name="T2">th</text:span><text:span text:style-name="T3">[/ inserted by author]95./</text:span></text:p>
      <text:p text:style-name="P2"><text:span text:style-name="T3">Rev. Dr. S. Morais/</text:span></text:p>
      <text:p text:style-name="P2"><text:span text:style-name="T3"><text:tab/>Revered and dear Teacher:-/</text:span></text:p>
      <text:p text:style-name="P2"><text:soft-page-break/><text:span text:style-name="T3"><text:tab/><text:tab/>Last Sabbath I preached/ in New Haven. <text:s/>As far as I can/ understand, my effort was success-/ful. <text:s/>The congregation however is/ so poor, that I have great doubts/ about their being able to engage/ a minister./</text:span></text:p>
      <text:p text:style-name="P2"><text:span text:style-name="T3"><text:tab/>They intend to call a meeting/ in about two weeks and decide/ this question, should it be de-/cided in the affirmitive[sic!], I am/ almost sure to be chosen./</text:span></text:p>
      <text:p text:style-name="P2"><text:span text:style-name="T3"/></text:p>
      <text:p text:style-name="P2"><text:span text:style-name="T3">[Page 2]</text:span></text:p>
      <text:p text:style-name="P2"><text:span text:style-name="T3">While writing this, I received an/ invitation from the congregation/ Beth El. <text:s/>Buffalo, strict orthodox,/ to preach there next Sabbath./</text:span></text:p>
      <text:p text:style-name="P2"><text:span text:style-name="T3"><text:tab/>I intend to speak however the/ Sabbath after that. <text:s/>So I wrote them./</text:span></text:p>
      <text:p text:style-name="P2"><text:span text:style-name="T3"><text:tab/>Hoping this will receive your/ kind approval./ <text:s/>I remain your pupil/ David H. Wittenberg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3:43:04</meta:creation-date>
    <meta:document-statistic meta:table-count="0" meta:image-count="0" meta:object-count="0" meta:page-count="3" meta:paragraph-count="79" meta:word-count="322" meta:character-count="2159"/>
    <dc:date>2012-01-03T13:48:48.59</dc:date>
    <dc:creator>Penn Libraries</dc:creator>
    <meta:editing-duration>PT00H05M44S</meta:editing-duration>
    <meta:editing-cycles>1</meta:editing-cycles>
    <meta:generator>OpenOffice.org/3.2$Win32 OpenOffice.org_project/320m12$Build-9483</meta:generator>
  </office:meta>
</office:document-meta>
</file>